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weight-asian="normal"/>
    </style:style>
  </office:automatic-styles>
  <office:body>
    <office:spreadsheet>
      <table:table table:name="SOURCE_INDEX" table:style-name="ta1" table:print-ranges="SOURCE_INDEX.A1:SOURCE_INDEX.G23">
        <table:table-column table:style-name="co1" table:default-cell-style-name="Default"/>
        <table:table-column table:style-name="co2" table:number-columns-repeated="6" table:default-cell-style-name="ce5"/>
        <table:table-header-rows>
          <table:table-row table:style-name="ro1">
            <table:table-cell/>
            <table:table-cell table:style-name="ce3" office:value-type="string" table:number-columns-spanned="6" table:number-rows-spanned="1">
              <text:p>SOURCE_INDEX</text:p>
            </table:table-cell>
            <table:covered-table-cell table:number-columns-repeated="5" table:style-name="Default"/>
          </table:table-row>
          <table:table-row table:style-name="ro2">
            <table:table-cell table:style-name="ce1" office:value-type="string" table:number-columns-spanned="7" table:number-rows-spanned="1">
              <text:p>Database table and column usage for jProjectTranslator</text:p>
            </table:table-cell>
            <table:covered-table-cell table:number-columns-repeated="6" table:style-name="Default"/>
          </table:table-row>
          <table:table-row table:style-name="ro3">
            <table:table-cell table:style-name="ce2" office:value-type="string" table:number-columns-spanned="7" table:number-rows-spanned="1">
              <text:p>This table contains a reference to all the sources in the project. These would appear in the region list or clip store but might not be in the playlist or EDL.</text:p>
            </table:table-cell>
            <table:covered-table-cell table:number-columns-repeated="6" table:style-name="Default"/>
          </table:table-row>
          <table:table-row table:style-name="ro1">
            <table:table-cell/>
            <table:table-cell table:style-name="ce4"/>
            <table:table-cell table:style-name="ce3" office:value-type="string" table:number-columns-spanned="3" table:number-rows-spanned="1">
              <text:p>Reader</text:p>
            </table:table-cell>
            <table:covered-table-cell table:number-columns-repeated="2" table:style-name="ce4"/>
            <table:table-cell table:style-name="ce3" office:value-type="string" table:number-columns-spanned="2" table:number-rows-spanned="1">
              <text:p>Writer</text:p>
            </table:table-cell>
            <table:covered-table-cell table:style-name="ce4"/>
          </table:table-row>
          <table:table-row table:style-name="ro1">
            <table:table-cell/>
            <table:table-cell table:style-name="ce3" office:value-type="string">
              <text:p>Description</text:p>
            </table:table-cell>
            <table:table-cell table:style-name="ce3" office:value-type="string">
              <text:p>AES31</text:p>
            </table:table-cell>
            <table:table-cell table:style-name="ce3" office:value-type="string">
              <text:p>Ardour</text:p>
            </table:table-cell>
            <table:table-cell table:style-name="ce3" office:value-type="string">
              <text:p>VCS</text:p>
            </table:table-cell>
            <table:table-cell table:style-name="ce3" office:value-type="string">
              <text:p>AES31</text:p>
            </table:table-cell>
            <table:table-cell table:style-name="ce3" office:value-type="string">
              <text:p>Ardour</text:p>
            </table:table-cell>
          </table:table-row>
        </table:table-header-rows>
        <table:table-row table:style-name="ro4">
          <table:table-cell office:value-type="string">
            <text:p>intIndex</text:p>
          </table:table-cell>
          <table:table-cell office:value-type="string">
            <text:p>Index number of source</text:p>
          </table:table-cell>
          <table:table-cell office:value-type="string">
            <text:p>Read from SOURCE_INDEX section of file</text:p>
          </table:table-cell>
          <table:table-cell table:number-columns-repeated="2" office:value-type="string">
            <text:p>Generated automatically</text:p>
          </table:table-cell>
          <table:table-cell office:value-type="string">
            <text:p>Written to SOURCE_INDEX section of adl file</text:p>
          </table:table-cell>
          <table:table-cell office:value-type="string">
            <text:p>Written to id= atrribute of region element in regions list</text:p>
          </table:table-cell>
        </table:table-row>
        <table:table-row table:style-name="ro5">
          <table:table-cell office:value-type="string">
            <text:p>strType</text:p>
          </table:table-cell>
          <table:table-cell office:value-type="string">
            <text:p>Always F, probably not needed</text:p>
          </table:table-cell>
          <table:table-cell table:number-columns-repeated="5"/>
        </table:table-row>
        <table:table-row table:style-name="ro5">
          <table:table-cell office:value-type="string">
            <text:p>strURI</text:p>
          </table:table-cell>
          <table:table-cell office:value-type="string">
            <text:p>URI written in the AES31 adl file</text:p>
          </table:table-cell>
          <table:table-cell office:value-type="string">
            <text:p>Read from the AES31 URI</text:p>
          </table:table-cell>
          <table:table-cell table:number-columns-repeated="2" office:value-type="string">
            <text:p>Not used</text:p>
          </table:table-cell>
          <table:table-cell office:value-type="string">
            <text:p>Written to SOURCE_INDEX section of adl file</text:p>
          </table:table-cell>
          <table:table-cell office:value-type="string">
            <text:p>Not used</text:p>
          </table:table-cell>
        </table:table-row>
        <table:table-row table:style-name="ro4">
          <table:table-cell office:value-type="string">
            <text:p>strUMID</text:p>
          </table:table-cell>
          <table:table-cell office:value-type="string">
            <text:p>Unique Media Identifier, required for AES31</text:p>
          </table:table-cell>
          <table:table-cell office:value-type="string">
            <text:p>Read from BextOriginatorRef or generated automatically</text:p>
          </table:table-cell>
          <table:table-cell office:value-type="string">
            <text:p>Read from BextOriginatorRef or generated automatically</text:p>
          </table:table-cell>
          <table:table-cell office:value-type="string">
            <text:p>Last 32 bytes of ExternalID</text:p>
          </table:table-cell>
          <table:table-cell office:value-type="string">
            <text:p>Written to SOURCE_INDEX section of adl file and wav files</text:p>
          </table:table-cell>
          <table:table-cell office:value-type="string">
            <text:p>Written to wav files</text:p>
          </table:table-cell>
        </table:table-row>
        <table:table-row table:style-name="ro4">
          <table:table-cell office:value-type="string">
            <text:p>intLength</text:p>
          </table:table-cell>
          <table:table-cell office:value-type="string">
            <text:p>Source file length in audio samples</text:p>
          </table:table-cell>
          <table:table-cell office:value-type="string">
            <text:p>Read from adl file</text:p>
          </table:table-cell>
          <table:table-cell office:value-type="string">
            <text:p>Read from wav file</text:p>
          </table:table-cell>
          <table:table-cell office:value-type="string">
            <text:p>Converted from Take/Length in ns</text:p>
          </table:table-cell>
          <table:table-cell office:value-type="string">
            <text:p>Not used, possibly could be</text:p>
          </table:table-cell>
          <table:table-cell office:value-type="string">
            <text:p>Written to length= atrribute of region element in regions list</text:p>
          </table:table-cell>
        </table:table-row>
        <table:table-row table:style-name="ro4">
          <table:table-cell office:value-type="string">
            <text:p>strName</text:p>
          </table:table-cell>
          <table:table-cell office:value-type="string">
            <text:p>Source name from user</text:p>
          </table:table-cell>
          <table:table-cell office:value-type="string">
            <text:p>Read from adl file</text:p>
          </table:table-cell>
          <table:table-cell office:value-type="string">
            <text:p>Read from name= attribute</text:p>
          </table:table-cell>
          <table:table-cell office:value-type="string">
            <text:p>Converted from TakeName with illegal chars replaced</text:p>
          </table:table-cell>
          <table:table-cell office:value-type="string">
            <text:p>Written to SOURCE_INDEX section of adl file</text:p>
          </table:table-cell>
          <table:table-cell office:value-type="string">
            <text:p>Written to name= atrribute of region element in regions list</text:p>
          </table:table-cell>
        </table:table-row>
        <table:table-row table:style-name="ro5">
          <table:table-cell office:value-type="string">
            <text:p>intFileOffset</text:p>
          </table:table-cell>
          <table:table-cell office:value-type="string">
            <text:p>Audio file offset from start of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File Offset</text:p>
          </table:table-cell>
          <table:table-cell table:style-name="Default" office:value-type="string">
            <text:p>intFileOffset</text:p>
          </table:table-cell>
          <table:table-cell table:style-name="Default" office:value-type="string">
            <text:p>intFileOffset</text:p>
          </table:table-cell>
        </table:table-row>
        <table:table-row table:style-name="ro4">
          <table:table-cell office:value-type="string">
            <text:p>intTimeCodeOffset</text:p>
          </table:table-cell>
          <table:table-cell office:value-type="string">
            <text:p>AES31 uses the timecode offset from the bext chunk</text:p>
          </table:table-cell>
          <table:table-cell office:value-type="string">
            <text:p>Read from wav file</text:p>
          </table:table-cell>
          <table:table-cell office:value-type="string">
            <text:p>Read from wav file</text:p>
          </table:table-cell>
          <table:table-cell office:value-type="string">
            <text:p>Read from wav file</text:p>
          </table:table-cell>
          <table:table-cell office:value-type="string">
            <text:p>Written to SOURCE_INDEX section of adl file</text:p>
          </table:table-cell>
          <table:table-cell office:value-type="string">
            <text:p>Not used</text:p>
          </table:table-cell>
        </table:table-row>
        <table:table-row table:style-name="ro4">
          <table:table-cell office:value-type="string">
            <text:p>strSourceFile</text:p>
          </table:table-cell>
          <table:table-cell office:value-type="string">
            <text:p>The file where the source audio can be found</text:p>
          </table:table-cell>
          <table:table-cell office:value-type="string">
            <text:p>Decoded from the URL field in the adl file</text:p>
          </table:table-cell>
          <table:table-cell office:value-type="string">
            <text:p>Read from name= attribute in SOURCE section</text:p>
          </table:table-cell>
          <table:table-cell office:value-type="string">
            <text:p>Could be the project file or a file specified by the project file</text:p>
          </table:table-cell>
          <table:table-cell table:number-columns-repeated="2" office:value-type="string">
            <text:p>Not used</text:p>
          </table:table-cell>
        </table:table-row>
        <table:table-row table:style-name="ro4">
          <table:table-cell office:value-type="string">
            <text:p>strDestFileName</text:p>
          </table:table-cell>
          <table:table-cell office:value-type="string">
            <text:p>The file name (not path) where the source audio will be written</text:p>
          </table:table-cell>
          <table:table-cell table:number-columns-repeated="2" office:value-type="string">
            <text:p>Copied from source file, path removed</text:p>
          </table:table-cell>
          <table:table-cell office:value-type="string">
            <text:p>Take name + Take ID + .wav</text:p>
          </table:table-cell>
          <table:table-cell office:value-type="string">
            <text:p>Used to create URI string for adl file and dest wav files</text:p>
          </table:table-cell>
          <table:table-cell office:value-type="string">
            <text:p>Used to create dest wav files</text:p>
          </table:table-cell>
        </table:table-row>
        <table:table-row table:style-name="ro6">
          <table:table-cell office:value-type="string">
            <text:p>intCopied</text:p>
          </table:table-cell>
          <table:table-cell office:value-type="string">
            <text:p>The number of bytes which have been copied, will equal intIndicatedFileSize when copy is complete</text:p>
          </table:table-cell>
          <table:table-cell table:number-columns-repeated="5"/>
        </table:table-row>
        <table:table-row table:style-name="ro4">
          <table:table-cell office:value-type="string">
            <text:p>intIndicatedFileSize</text:p>
          </table:table-cell>
          <table:table-cell office:value-type="string">
            <text:p>This is the indicated file size from the wav file</text:p>
          </table:table-cell>
          <table:table-cell table:number-columns-repeated="3" office:value-type="string">
            <text:p>Set if source file is found</text:p>
          </table:table-cell>
          <table:table-cell office:value-type="string">
            <text:p>Used to update intCopied field when file has been copied</text:p>
          </table:table-cell>
          <table:table-cell office:value-type="string">
            <text:p>Used to update intCopied field when file has been copied</text:p>
          </table:table-cell>
        </table:table-row>
        <table:table-row table:style-name="ro4">
          <table:table-cell office:value-type="string">
            <text:p>intSampleRate</text:p>
          </table:table-cell>
          <table:table-cell office:value-type="string">
            <text:p>This is the indicated sample rate from the wav file</text:p>
          </table:table-cell>
          <table:table-cell table:number-columns-repeated="3" office:value-type="string">
            <text:p>Set if source file is found</text:p>
          </table:table-cell>
          <table:table-cell table:number-columns-repeated="2" office:value-type="string">
            <text:p>Not used</text:p>
          </table:table-cell>
        </table:table-row>
        <table:table-row table:style-name="ro5">
          <table:table-cell office:value-type="string">
            <text:p>dDuration</text:p>
          </table:table-cell>
          <table:table-cell office:value-type="string">
            <text:p>This is the indicated duration from the wav file</text:p>
          </table:table-cell>
          <table:table-cell table:number-columns-repeated="3" office:value-type="string">
            <text:p>Set if source file is found</text:p>
          </table:table-cell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VCSInProject</text:p>
          </table:table-cell>
          <table:table-cell office:value-type="string">
            <text:p>This is 1 if the source audio should be found within the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AudioInProject</text:p>
          </table:table-cell>
          <table:table-cell table:number-columns-repeated="2" office:value-type="string">
            <text:p>Not used</text:p>
          </table:table-cell>
        </table:table-row>
        <table:table-row table:style-name="ro4">
          <table:table-cell office:value-type="string">
            <text:p>intFileSize</text:p>
          </table:table-cell>
          <table:table-cell office:value-type="string">
            <text:p>This is the indicated size of the audio file in a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FileSize</text:p>
          </table:table-cell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ArdourChannel</text:p>
          </table:table-cell>
          <table:table-cell office:value-type="string">
            <text:p>This indicates which audio channel(s) in source file should be used</text:p>
          </table:table-cell>
          <table:table-cell/>
          <table:table-cell office:value-type="string">
            <text:p>Read from channel= attribute</text:p>
          </table:table-cell>
          <table:table-cell/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Channels</text:p>
          </table:table-cell>
          <table:table-cell office:value-type="string">
            <text:p>This is the number of audio channels indicated within the wav file</text:p>
          </table:table-cell>
          <table:table-cell table:number-columns-repeated="3" office:value-type="string">
            <text:p>Set if source file is found</text:p>
          </table:table-cell>
          <table:table-cell office:value-type="string">
            <text:p>Not used</text:p>
          </table:table-cell>
          <table:table-cell office:value-type="string">
            <text:p>Written to channels= atrribute of region element in regions list</text:p>
          </table:table-cell>
        </table:table-row>
      </table:table>
      <table:table table:name="EVENT_LIST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This table contains a reference to all the event on the timeline in the EDL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5">
          <table:table-cell office:value-type="string">
            <text:p>intIndex</text:p>
          </table:table-cell>
          <table:table-cell office:value-type="string">
            <text:p>Index number of event</text:p>
          </table:table-cell>
          <table:table-cell office:value-type="string">
            <text:p>Read from AES31 file EVENT_LIST section</text:p>
          </table:table-cell>
          <table:table-cell table:number-columns-repeated="2" office:value-type="string">
            <text:p>Generated automatically</text:p>
          </table:table-cell>
          <table:table-cell table:number-columns-repeated="2"/>
        </table:table-row>
        <table:table-row table:style-name="ro2">
          <table:table-cell office:value-type="string">
            <text:p>strType</text:p>
          </table:table-cell>
          <table:table-cell office:value-type="string">
            <text:p>Always 'Cut'</text:p>
          </table:table-cell>
          <table:table-cell table:number-columns-repeated="5"/>
        </table:table-row>
        <table:table-row table:style-name="ro2">
          <table:table-cell office:value-type="string">
            <text:p>strRef</text:p>
          </table:table-cell>
          <table:table-cell office:value-type="string">
            <text:p>Always 'I'</text:p>
          </table:table-cell>
          <table:table-cell table:number-columns-repeated="5"/>
        </table:table-row>
        <table:table-row table:style-name="ro5">
          <table:table-cell office:value-type="string">
            <text:p>intSourceIndex</text:p>
          </table:table-cell>
          <table:table-cell office:value-type="string">
            <text:p>This points to the source entry in SOURCE_INDEX</text:p>
          </table:table-cell>
          <table:table-cell table:number-columns-repeated="5"/>
        </table:table-row>
        <table:table-row table:style-name="ro8">
          <table:table-cell office:value-type="string">
            <text:p>strTrackMap</text:p>
          </table:table-cell>
          <table:table-cell office:value-type="string">
            <text:p>This is a string used in an ADL file, e.g. 1~2 3~4 means tracks 1 and 2 from the source file go to tracks 3 and 4 in the EDL.</text:p>
          </table:table-cell>
          <table:table-cell table:number-columns-repeated="5"/>
        </table:table-row>
        <table:table-row table:style-name="ro5">
          <table:table-cell office:value-type="string">
            <text:p>intSourceIn</text:p>
          </table:table-cell>
          <table:table-cell office:value-type="string">
            <text:p>In point from source file in samples</text:p>
          </table:table-cell>
          <table:table-cell table:number-columns-repeated="5"/>
        </table:table-row>
        <table:table-row table:style-name="ro3">
          <table:table-cell office:value-type="string">
            <text:p>intDestIn</text:p>
          </table:table-cell>
          <table:table-cell office:value-type="string">
            <text:p>In point on edl file in samples</text:p>
          </table:table-cell>
          <table:table-cell table:number-columns-repeated="3"/>
          <table:table-cell table:style-name="Default" table:number-columns-repeated="2"/>
        </table:table-row>
        <table:table-row table:style-name="ro3">
          <table:table-cell office:value-type="string">
            <text:p>intDestOut</text:p>
          </table:table-cell>
          <table:table-cell office:value-type="string">
            <text:p>Out point on edl file in samples</text:p>
          </table:table-cell>
          <table:table-cell table:number-columns-repeated="5"/>
        </table:table-row>
        <table:table-row table:style-name="ro3">
          <table:table-cell office:value-type="string">
            <text:p>strRemark</text:p>
          </table:table-cell>
          <table:table-cell office:value-type="string">
            <text:p>This is the name of the EDL entry</text:p>
          </table:table-cell>
          <table:table-cell table:number-columns-repeated="5"/>
        </table:table-row>
        <table:table-row table:style-name="ro9">
          <table:table-cell office:value-type="string">
            <text:p>strInFade</text:p>
          </table:table-cell>
          <table:table-cell office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>
            <text:p>intInFade</text:p>
          </table:table-cell>
          <table:table-cell office:value-type="string">
            <text:p>Duration of fade in samples</text:p>
          </table:table-cell>
          <table:table-cell table:number-columns-repeated="5"/>
        </table:table-row>
        <table:table-row table:style-name="ro9">
          <table:table-cell office:value-type="string">
            <text:p>strOutFade</text:p>
          </table:table-cell>
          <table:table-cell office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>
            <text:p>intOutFade</text:p>
          </table:table-cell>
          <table:table-cell office:value-type="string">
            <text:p>Duration of fade in samples</text:p>
          </table:table-cell>
          <table:table-cell table:number-columns-repeated="5"/>
        </table:table-row>
        <table:table-row table:style-name="ro7">
          <table:table-cell office:value-type="string">
            <text:p>intRegionIndex</text:p>
          </table:table-cell>
          <table:table-cell office:value-type="string">
            <text:p>This is used by Ardour, every object has a unique index number</text:p>
          </table:table-cell>
          <table:table-cell table:number-columns-repeated="5"/>
        </table:table-row>
        <table:table-row table:style-name="ro7">
          <table:table-cell office:value-type="string">
            <text:p>intLayer</text:p>
          </table:table-cell>
          <table:table-cell office:value-type="string">
            <text:p>This is used by Ardour, regions on an edl track can lie above or below each other</text:p>
          </table:table-cell>
          <table:table-cell table:number-columns-repeated="5"/>
        </table:table-row>
        <table:table-row table:style-name="ro5">
          <table:table-cell office:value-type="string">
            <text:p>intTrackIndex</text:p>
          </table:table-cell>
          <table:table-cell office:value-type="string">
            <text:p>This is used by Ardour, these are <text:s/>edl tracks</text:p>
          </table:table-cell>
          <table:table-cell table:number-columns-repeated="5"/>
        </table:table-row>
        <table:table-row table:style-name="ro8">
          <table:table-cell office:value-type="string">
            <text:p>bOpaque</text:p>
          </table:table-cell>
          <table:table-cell office:value-type="string">
            <text:p>This is used by Ardour, if a region is opaque then regions underneath can not be heard unless the overlap is a crossfade</text:p>
          </table:table-cell>
          <table:table-cell table:number-columns-repeated="5"/>
        </table:table-row>
        <table:table-row table:style-name="ro8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8/11/2012</text:date>, <text:time>17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hAtWork </meta:initial-creator>
    <meta:creation-date>2012-11-08T12:04:11</meta:creation-date>
    <dc:date>2012-11-08T17:05:18</dc:date>
    <dc:creator>ArthAtWork </dc:creator>
    <meta:editing-duration>PT2H30M44S</meta:editing-duration>
    <meta:editing-cycles>22</meta:editing-cycles>
    <meta:generator>LibreOffice/3.3$Linux LibreOffice_project/330m19$Build-401</meta:generator>
    <meta:printed-by>ArthAtWork </meta:printed-by>
    <meta:print-date>2012-11-08T16:43:53</meta:print-date>
    <meta:document-statistic meta:table-count="3" meta:cell-count="173" meta:object-count="0"/>
  </office:meta>
</office:document-meta>
</file>